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6.013cm"/>
    </style:style>
    <style:style style:family="table-column" style:name="co3">
      <style:table-column-properties fo:break-before="auto" style:column-width="0.894cm"/>
    </style:style>
    <style:style style:family="table-column" style:name="co4">
      <style:table-column-properties fo:break-before="auto" style:column-width="0.923cm"/>
    </style:style>
    <style:style style:family="table-column" style:name="co5">
      <style:table-column-properties fo:break-before="auto" style:column-width="1.762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95cm"/>
    </style:style>
    <style:style style:family="table-column" style:name="co8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7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6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4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7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14"/>
        <table:table-column table:style-name="co6" table:default-cell-style-name="ce2"/>
        <table:table-column table:style-name="co7" table:default-cell-style-name="ce2"/>
        <table:table-column table:style-name="co6" table:default-cell-style-name="ce2" table:number-columns-repeated="11"/>
        <table:table-column table:style-name="co8" table:default-cell-style-name="Default" table:number-columns-repeated="993"/>
        <table:table-row table:style-name="ro1">
          <table:table-cell ns41:value-type="string" table:style-name="ce1" office:value-type="string">
            <office:annotation draw:style-name="gr1" svg:height="1.482cm" draw:caption-point-y="-0.042cm" svg:width="3.588cm" svg:x="5.368cm" draw:caption-point-x="-0.427cm" svg:y="0.052cm" draw:text-style-name="P1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7. Beroepsbevolking naar beroepsgroep, leeftijdsklasse en geslacht</text:p>
          </table:table-cell>
          <table:table-cell table:style-name="ce10" table:number-columns-repeated="16"/>
          <table:table-cell table:style-name="ce4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3" office:value-type="string">
            <text:p>Beroepsgroep</text:p>
          </table:table-cell>
          <table:covered-table-cell table:style-name="ce11"/>
          <table:covered-table-cell table:style-name="ce18"/>
          <table:table-cell table:style-name="ce12"/>
          <table:table-cell ns41:value-type="string" table:number-rows-spanned="2" table:style-name="ce24" table:number-columns-spanned="2" office:value-type="string">
            <text:p>14-20 jaar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21-24 jaar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25-39 jaar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40-49 jaar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50-64 jaar</text:p>
          </table:table-cell>
          <table:covered-table-cell table:style-name="ce33"/>
          <table:table-cell ns41:value-type="string" table:number-rows-spanned="2" table:style-name="ce33" table:number-columns-spanned="2" office:value-type="string">
            <text:p>65 j. en ouder</text:p>
          </table:table-cell>
          <table:covered-table-cell table:style-name="ce33"/>
          <table:table-cell ns41:value-type="string" table:number-rows-spanned="2" table:style-name="ce40" table:number-columns-spanned="2" office:value-type="string">
            <text:p>Totaal</text:p>
          </table:table-cell>
          <table:covered-table-cell table:style-name="ce40"/>
          <table:table-cell table:style-name="ce47" table:number-columns-repeated="1006"/>
        </table:table-row>
        <table:table-row table:style-name="ro2">
          <table:covered-table-cell table:style-name="ce4"/>
          <table:covered-table-cell table:style-name="ce12"/>
          <table:covered-table-cell table:style-name="ce19"/>
          <table:table-cell table:style-name="ce12"/>
          <table:covered-table-cell table:style-name="ce25"/>
          <table:covered-table-cell table:style-name="ce34" table:number-columns-repeated="12"/>
          <table:covered-table-cell table:style-name="ce42"/>
          <table:table-cell table:style-name="ce47" table:number-columns-repeated="1006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12"/>
          <table:table-cell ns41:value-type="string" table:style-name="ce26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ns41:value-type="string" table:style-name="ce35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ns41:value-type="string" table:style-name="ce35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ns41:value-type="string" table:style-name="ce35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ns41:value-type="string" table:style-name="ce35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ns41:value-type="string" table:style-name="ce35" office:value-type="string">
            <text:p>M</text:p>
          </table:table-cell>
          <table:table-cell ns41:value-type="string" table:style-name="ce35" office:value-type="string">
            <text:p>V</text:p>
          </table:table-cell>
          <table:table-cell ns41:value-type="string" table:style-name="ce35" office:value-type="string">
            <text:p>M</text:p>
          </table:table-cell>
          <table:table-cell ns41:value-type="string" table:style-name="ce43" office:value-type="string">
            <text:p>V</text:p>
          </table:table-cell>
          <table:table-cell table:style-name="ce47" table:number-columns-repeated="1006"/>
        </table:table-row>
        <table:table-row table:style-name="ro1">
          <table:table-cell table:style-name="Default"/>
          <table:table-cell table:style-name="ce14" table:number-columns-repeated="3"/>
          <table:table-cell table:style-name="ce27" table:number-columns-repeated="14"/>
          <table:table-cell table:number-columns-repeated="1006"/>
        </table:table-row>
        <table:table-row table:style-name="ro2">
          <table:table-cell ns41:value-type="string" table:style-name="ce6" office:value-type="string">
            <text:p>Bedrijfshoofden</text:p>
          </table:table-cell>
          <table:table-cell ns41:value-type="string" table:style-name="ce15" office:value-type="string">
            <text:p>Nijverheid (m.pers.)</text:p>
          </table:table-cell>
          <table:table-cell ns41:value-type="string" table:style-name="ce21" office:value-type="string">
            <text:p>01</text:p>
          </table:table-cell>
          <table:table-cell table:style-name="Default"/>
          <table:table-cell ns41:value-type="float" table:style-name="ce28" office:value="168" office:value-type="float">
            <text:p>168</text:p>
          </table:table-cell>
          <table:table-cell ns41:value-type="float" table:style-name="ce36" office:value="140" office:value-type="float">
            <text:p>140</text:p>
          </table:table-cell>
          <table:table-cell ns41:value-type="float" table:style-name="ce36" office:value="1532" office:value-type="float">
            <text:p>1532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39959" office:value-type="float">
            <text:p>39959</text:p>
          </table:table-cell>
          <table:table-cell ns41:value-type="float" table:style-name="ce36" office:value="1229" office:value-type="float">
            <text:p>1229</text:p>
          </table:table-cell>
          <table:table-cell ns41:value-type="float" table:style-name="ce36" office:value="29633" office:value-type="float">
            <text:p>29633</text:p>
          </table:table-cell>
          <table:table-cell ns41:value-type="float" table:style-name="ce36" office:value="1088" office:value-type="float">
            <text:p>1088</text:p>
          </table:table-cell>
          <table:table-cell ns41:value-type="float" table:style-name="ce36" office:value="32295" office:value-type="float">
            <text:p>32295</text:p>
          </table:table-cell>
          <table:table-cell ns41:value-type="float" table:style-name="ce36" office:value="1357" office:value-type="float">
            <text:p>1357</text:p>
          </table:table-cell>
          <table:table-cell ns41:value-type="float" table:style-name="ce36" office:value="6896" office:value-type="float">
            <text:p>6896</text:p>
          </table:table-cell>
          <table:table-cell ns41:value-type="float" table:style-name="ce36" office:value="332" office:value-type="float">
            <text:p>332</text:p>
          </table:table-cell>
          <table:table-cell ns41:value-type="float" table:style-name="ce36" office:value="110483" office:value-type="float">
            <text:p>110483</text:p>
          </table:table-cell>
          <table:table-cell ns41:value-type="float" table:style-name="ce44" office:value="4372" office:value-type="float">
            <text:p>43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8" office:value-type="string">
            <text:p>Nijverheid (z.pers.)</text:p>
          </table:table-cell>
          <table:table-cell ns41:value-type="string" table:style-name="ce22" office:value-type="string">
            <text:p>02</text:p>
          </table:table-cell>
          <table:table-cell table:style-name="Default"/>
          <table:table-cell ns41:value-type="float" table:style-name="ce29" office:value="331" office:value-type="float">
            <text:p>331</text:p>
          </table:table-cell>
          <table:table-cell ns41:value-type="float" table:style-name="ce37" office:value="1502" office:value-type="float">
            <text:p>1502</text:p>
          </table:table-cell>
          <table:table-cell ns41:value-type="float" table:style-name="ce37" office:value="1404" office:value-type="float">
            <text:p>1404</text:p>
          </table:table-cell>
          <table:table-cell ns41:value-type="float" table:style-name="ce37" office:value="1870" office:value-type="float">
            <text:p>1870</text:p>
          </table:table-cell>
          <table:table-cell ns41:value-type="float" table:style-name="ce37" office:value="22189" office:value-type="float">
            <text:p>22189</text:p>
          </table:table-cell>
          <table:table-cell ns41:value-type="float" table:style-name="ce37" office:value="3552" office:value-type="float">
            <text:p>3552</text:p>
          </table:table-cell>
          <table:table-cell ns41:value-type="float" table:style-name="ce37" office:value="16316" office:value-type="float">
            <text:p>16316</text:p>
          </table:table-cell>
          <table:table-cell ns41:value-type="float" table:style-name="ce37" office:value="1712" office:value-type="float">
            <text:p>1712</text:p>
          </table:table-cell>
          <table:table-cell ns41:value-type="float" table:style-name="ce37" office:value="19963" office:value-type="float">
            <text:p>19963</text:p>
          </table:table-cell>
          <table:table-cell ns41:value-type="float" table:style-name="ce37" office:value="1608" office:value-type="float">
            <text:p>1608</text:p>
          </table:table-cell>
          <table:table-cell ns41:value-type="float" table:style-name="ce37" office:value="7164" office:value-type="float">
            <text:p>7164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37" office:value="67367" office:value-type="float">
            <text:p>67367</text:p>
          </table:table-cell>
          <table:table-cell ns41:value-type="float" table:style-name="ce45" office:value="10589" office:value-type="float">
            <text:p>1058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8" office:value-type="string">
            <text:p>Landbouw</text:p>
          </table:table-cell>
          <table:table-cell ns41:value-type="string" table:style-name="ce22" office:value-type="string">
            <text:p>03</text:p>
          </table:table-cell>
          <table:table-cell table:style-name="Default"/>
          <table:table-cell ns41:value-type="float" table:style-name="ce29" office:value="508" office:value-type="float">
            <text:p>508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2616" office:value-type="float">
            <text:p>2616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57332" office:value-type="float">
            <text:p>57332</text:p>
          </table:table-cell>
          <table:table-cell ns41:value-type="float" table:style-name="ce37" office:value="1100" office:value-type="float">
            <text:p>1100</text:p>
          </table:table-cell>
          <table:table-cell ns41:value-type="float" table:style-name="ce37" office:value="58889" office:value-type="float">
            <text:p>58889</text:p>
          </table:table-cell>
          <table:table-cell ns41:value-type="float" table:style-name="ce37" office:value="2210" office:value-type="float">
            <text:p>2210</text:p>
          </table:table-cell>
          <table:table-cell ns41:value-type="float" table:style-name="ce37" office:value="76952" office:value-type="float">
            <text:p>76952</text:p>
          </table:table-cell>
          <table:table-cell ns41:value-type="float" table:style-name="ce37" office:value="6089" office:value-type="float">
            <text:p>6089</text:p>
          </table:table-cell>
          <table:table-cell ns41:value-type="float" table:style-name="ce37" office:value="37249" office:value-type="float">
            <text:p>37249</text:p>
          </table:table-cell>
          <table:table-cell ns41:value-type="float" table:style-name="ce37" office:value="4240" office:value-type="float">
            <text:p>4240</text:p>
          </table:table-cell>
          <table:table-cell ns41:value-type="float" table:style-name="ce37" office:value="233546" office:value-type="float">
            <text:p>233546</text:p>
          </table:table-cell>
          <table:table-cell ns41:value-type="float" table:style-name="ce45" office:value="13801" office:value-type="float">
            <text:p>1380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8" office:value-type="string">
            <text:p>Winkels</text:p>
          </table:table-cell>
          <table:table-cell ns41:value-type="string" table:style-name="ce22" office:value-type="string">
            <text:p>04</text:p>
          </table:table-cell>
          <table:table-cell table:style-name="Default"/>
          <table:table-cell ns41:value-type="float" table:style-name="ce29" office:value="109" office:value-type="float">
            <text:p>109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889" office:value-type="float">
            <text:p>889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23705" office:value-type="float">
            <text:p>23705</text:p>
          </table:table-cell>
          <table:table-cell ns41:value-type="float" table:style-name="ce37" office:value="2202" office:value-type="float">
            <text:p>2202</text:p>
          </table:table-cell>
          <table:table-cell ns41:value-type="float" table:style-name="ce37" office:value="20936" office:value-type="float">
            <text:p>20936</text:p>
          </table:table-cell>
          <table:table-cell ns41:value-type="float" table:style-name="ce37" office:value="3619" office:value-type="float">
            <text:p>3619</text:p>
          </table:table-cell>
          <table:table-cell ns41:value-type="float" table:style-name="ce37" office:value="20890" office:value-type="float">
            <text:p>20890</text:p>
          </table:table-cell>
          <table:table-cell ns41:value-type="float" table:style-name="ce37" office:value="5844" office:value-type="float">
            <text:p>5844</text:p>
          </table:table-cell>
          <table:table-cell ns41:value-type="float" table:style-name="ce37" office:value="5632" office:value-type="float">
            <text:p>5632</text:p>
          </table:table-cell>
          <table:table-cell ns41:value-type="float" table:style-name="ce37" office:value="2086" office:value-type="float">
            <text:p>2086</text:p>
          </table:table-cell>
          <table:table-cell ns41:value-type="float" table:style-name="ce37" office:value="72161" office:value-type="float">
            <text:p>72161</text:p>
          </table:table-cell>
          <table:table-cell ns41:value-type="float" table:style-name="ce45" office:value="13902" office:value-type="float">
            <text:p>1390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8" office:value-type="string">
            <text:p>Binnenscheepvaart</text:p>
          </table:table-cell>
          <table:table-cell ns41:value-type="string" table:style-name="ce22" office:value-type="string">
            <text:p>05</text:p>
          </table:table-cell>
          <table:table-cell table:style-name="Default"/>
          <table:table-cell ns41:value-type="float" table:style-name="ce29" office:value="96" office:value-type="float">
            <text:p>9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19" office:value-type="float">
            <text:p>41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259" office:value-type="float">
            <text:p>5259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925" office:value-type="float">
            <text:p>392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074" office:value-type="float">
            <text:p>4074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961" office:value-type="float">
            <text:p>96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4734" office:value-type="float">
            <text:p>14734</text:p>
          </table:table-cell>
          <table:table-cell ns41:value-type="float" table:style-name="ce45" office:value="154" office:value-type="float">
            <text:p>15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8" office:value-type="string">
            <text:p>Overige</text:p>
          </table:table-cell>
          <table:table-cell ns41:value-type="string" table:style-name="ce22" office:value-type="string">
            <text:p>06</text:p>
          </table:table-cell>
          <table:table-cell table:style-name="Default"/>
          <table:table-cell ns41:value-type="float" table:style-name="ce29" office:value="907" office:value-type="float">
            <text:p>907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3320" office:value-type="float">
            <text:p>3320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46378" office:value-type="float">
            <text:p>46378</text:p>
          </table:table-cell>
          <table:table-cell ns41:value-type="float" table:style-name="ce37" office:value="1594" office:value-type="float">
            <text:p>1594</text:p>
          </table:table-cell>
          <table:table-cell ns41:value-type="float" table:style-name="ce37" office:value="37197" office:value-type="float">
            <text:p>37197</text:p>
          </table:table-cell>
          <table:table-cell ns41:value-type="float" table:style-name="ce37" office:value="2915" office:value-type="float">
            <text:p>2915</text:p>
          </table:table-cell>
          <table:table-cell ns41:value-type="float" table:style-name="ce37" office:value="40467" office:value-type="float">
            <text:p>40467</text:p>
          </table:table-cell>
          <table:table-cell ns41:value-type="float" table:style-name="ce37" office:value="5551" office:value-type="float">
            <text:p>5551</text:p>
          </table:table-cell>
          <table:table-cell ns41:value-type="float" table:style-name="ce37" office:value="11346" office:value-type="float">
            <text:p>11346</text:p>
          </table:table-cell>
          <table:table-cell ns41:value-type="float" table:style-name="ce37" office:value="1903" office:value-type="float">
            <text:p>1903</text:p>
          </table:table-cell>
          <table:table-cell ns41:value-type="float" table:style-name="ce37" office:value="139615" office:value-type="float">
            <text:p>139615</text:p>
          </table:table-cell>
          <table:table-cell ns41:value-type="float" table:style-name="ce45" office:value="12127" office:value-type="float">
            <text:p>12127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Medew. Gezinsleden</text:p>
          </table:table-cell>
          <table:table-cell ns41:value-type="string" table:style-name="ce8" office:value-type="string">
            <text:p>Landbouw</text:p>
          </table:table-cell>
          <table:table-cell ns41:value-type="string" table:style-name="ce22" office:value-type="string">
            <text:p>07</text:p>
          </table:table-cell>
          <table:table-cell table:style-name="Default"/>
          <table:table-cell ns41:value-type="float" table:style-name="ce29" office:value="52008" office:value-type="float">
            <text:p>52008</text:p>
          </table:table-cell>
          <table:table-cell ns41:value-type="float" table:style-name="ce37" office:value="32085" office:value-type="float">
            <text:p>32085</text:p>
          </table:table-cell>
          <table:table-cell ns41:value-type="float" table:style-name="ce37" office:value="22604" office:value-type="float">
            <text:p>22604</text:p>
          </table:table-cell>
          <table:table-cell ns41:value-type="float" table:style-name="ce37" office:value="16075" office:value-type="float">
            <text:p>16075</text:p>
          </table:table-cell>
          <table:table-cell ns41:value-type="float" table:style-name="ce37" office:value="30766" office:value-type="float">
            <text:p>30766</text:p>
          </table:table-cell>
          <table:table-cell ns41:value-type="float" table:style-name="ce37" office:value="40494" office:value-type="float">
            <text:p>40494</text:p>
          </table:table-cell>
          <table:table-cell ns41:value-type="float" table:style-name="ce37" office:value="4128" office:value-type="float">
            <text:p>4128</text:p>
          </table:table-cell>
          <table:table-cell ns41:value-type="float" table:style-name="ce37" office:value="25660" office:value-type="float">
            <text:p>25660</text:p>
          </table:table-cell>
          <table:table-cell ns41:value-type="float" table:style-name="ce37" office:value="860" office:value-type="float">
            <text:p>860</text:p>
          </table:table-cell>
          <table:table-cell ns41:value-type="float" table:style-name="ce37" office:value="22959" office:value-type="float">
            <text:p>22959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4701" office:value-type="float">
            <text:p>4701</text:p>
          </table:table-cell>
          <table:table-cell ns41:value-type="float" table:style-name="ce37" office:value="110408" office:value-type="float">
            <text:p>110408</text:p>
          </table:table-cell>
          <table:table-cell ns41:value-type="float" table:style-name="ce45" office:value="141974" office:value-type="float">
            <text:p>14197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Medew. Gezinsleden</text:p>
          </table:table-cell>
          <table:table-cell ns41:value-type="string" table:style-name="ce8" office:value-type="string">
            <text:p>Winkels</text:p>
          </table:table-cell>
          <table:table-cell ns41:value-type="string" table:style-name="ce22" office:value-type="string">
            <text:p>08</text:p>
          </table:table-cell>
          <table:table-cell table:style-name="Default"/>
          <table:table-cell ns41:value-type="float" table:style-name="ce29" office:value="4512" office:value-type="float">
            <text:p>4512</text:p>
          </table:table-cell>
          <table:table-cell ns41:value-type="float" table:style-name="ce37" office:value="7823" office:value-type="float">
            <text:p>7823</text:p>
          </table:table-cell>
          <table:table-cell ns41:value-type="float" table:style-name="ce37" office:value="2568" office:value-type="float">
            <text:p>2568</text:p>
          </table:table-cell>
          <table:table-cell ns41:value-type="float" table:style-name="ce37" office:value="5155" office:value-type="float">
            <text:p>5155</text:p>
          </table:table-cell>
          <table:table-cell ns41:value-type="float" table:style-name="ce37" office:value="2397" office:value-type="float">
            <text:p>2397</text:p>
          </table:table-cell>
          <table:table-cell ns41:value-type="float" table:style-name="ce37" office:value="24409" office:value-type="float">
            <text:p>24409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16772" office:value-type="float">
            <text:p>1677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1545" office:value-type="float">
            <text:p>1154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271" office:value-type="float">
            <text:p>1271</text:p>
          </table:table-cell>
          <table:table-cell ns41:value-type="float" table:style-name="ce37" office:value="9688" office:value-type="float">
            <text:p>9688</text:p>
          </table:table-cell>
          <table:table-cell ns41:value-type="float" table:style-name="ce45" office:value="66975" office:value-type="float">
            <text:p>6697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8" office:value-type="string">
            <text:p>Bedrijfsleiders e.d.</text:p>
          </table:table-cell>
          <table:table-cell table:style-name="ce8"/>
          <table:table-cell ns41:value-type="string" table:style-name="ce22" office:value-type="string">
            <text:p>10</text:p>
          </table:table-cell>
          <table:table-cell table:style-name="Default"/>
          <table:table-cell ns41:value-type="float" table:style-name="ce29" office:value="284" office:value-type="float">
            <text:p>28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2208" office:value-type="float">
            <text:p>2208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25273" office:value-type="float">
            <text:p>25273</text:p>
          </table:table-cell>
          <table:table-cell ns41:value-type="float" table:style-name="ce37" office:value="2115" office:value-type="float">
            <text:p>2115</text:p>
          </table:table-cell>
          <table:table-cell ns41:value-type="float" table:style-name="ce37" office:value="16509" office:value-type="float">
            <text:p>16509</text:p>
          </table:table-cell>
          <table:table-cell ns41:value-type="float" table:style-name="ce37" office:value="1389" office:value-type="float">
            <text:p>1389</text:p>
          </table:table-cell>
          <table:table-cell ns41:value-type="float" table:style-name="ce37" office:value="13329" office:value-type="float">
            <text:p>13329</text:p>
          </table:table-cell>
          <table:table-cell ns41:value-type="float" table:style-name="ce37" office:value="943" office:value-type="float">
            <text:p>943</text:p>
          </table:table-cell>
          <table:table-cell ns41:value-type="float" table:style-name="ce37" office:value="1089" office:value-type="float">
            <text:p>1089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58692" office:value-type="float">
            <text:p>58692</text:p>
          </table:table-cell>
          <table:table-cell ns41:value-type="float" table:style-name="ce45" office:value="5004" office:value-type="float">
            <text:p>500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Adm.pers. (geen overheid)</text:p>
          </table:table-cell>
          <table:table-cell ns41:value-type="string" table:style-name="ce22" office:value-type="string">
            <text:p>11</text:p>
          </table:table-cell>
          <table:table-cell table:style-name="Default"/>
          <table:table-cell ns41:value-type="float" table:style-name="ce29" office:value="20031" office:value-type="float">
            <text:p>20031</text:p>
          </table:table-cell>
          <table:table-cell ns41:value-type="float" table:style-name="ce37" office:value="36082" office:value-type="float">
            <text:p>36082</text:p>
          </table:table-cell>
          <table:table-cell ns41:value-type="float" table:style-name="ce37" office:value="19513" office:value-type="float">
            <text:p>19513</text:p>
          </table:table-cell>
          <table:table-cell ns41:value-type="float" table:style-name="ce37" office:value="21239" office:value-type="float">
            <text:p>21239</text:p>
          </table:table-cell>
          <table:table-cell ns41:value-type="float" table:style-name="ce37" office:value="48373" office:value-type="float">
            <text:p>48373</text:p>
          </table:table-cell>
          <table:table-cell ns41:value-type="float" table:style-name="ce37" office:value="19349" office:value-type="float">
            <text:p>19349</text:p>
          </table:table-cell>
          <table:table-cell ns41:value-type="float" table:style-name="ce37" office:value="24003" office:value-type="float">
            <text:p>24003</text:p>
          </table:table-cell>
          <table:table-cell ns41:value-type="float" table:style-name="ce37" office:value="5319" office:value-type="float">
            <text:p>5319</text:p>
          </table:table-cell>
          <table:table-cell ns41:value-type="float" table:style-name="ce37" office:value="18901" office:value-type="float">
            <text:p>18901</text:p>
          </table:table-cell>
          <table:table-cell ns41:value-type="float" table:style-name="ce37" office:value="2135" office:value-type="float">
            <text:p>2135</text:p>
          </table:table-cell>
          <table:table-cell ns41:value-type="float" table:style-name="ce37" office:value="1998" office:value-type="float">
            <text:p>1998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132819" office:value-type="float">
            <text:p>132819</text:p>
          </table:table-cell>
          <table:table-cell ns41:value-type="float" table:style-name="ce45" office:value="84272" office:value-type="float">
            <text:p>842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Ambtenaren</text:p>
          </table:table-cell>
          <table:table-cell ns41:value-type="string" table:style-name="ce22" office:value-type="string">
            <text:p>12</text:p>
          </table:table-cell>
          <table:table-cell table:style-name="Default"/>
          <table:table-cell ns41:value-type="float" table:style-name="ce29" office:value="6640" office:value-type="float">
            <text:p>6640</text:p>
          </table:table-cell>
          <table:table-cell ns41:value-type="float" table:style-name="ce37" office:value="5646" office:value-type="float">
            <text:p>5646</text:p>
          </table:table-cell>
          <table:table-cell ns41:value-type="float" table:style-name="ce37" office:value="11830" office:value-type="float">
            <text:p>11830</text:p>
          </table:table-cell>
          <table:table-cell ns41:value-type="float" table:style-name="ce37" office:value="6700" office:value-type="float">
            <text:p>6700</text:p>
          </table:table-cell>
          <table:table-cell ns41:value-type="float" table:style-name="ce37" office:value="49601" office:value-type="float">
            <text:p>49601</text:p>
          </table:table-cell>
          <table:table-cell ns41:value-type="float" table:style-name="ce37" office:value="8276" office:value-type="float">
            <text:p>8276</text:p>
          </table:table-cell>
          <table:table-cell ns41:value-type="float" table:style-name="ce37" office:value="26241" office:value-type="float">
            <text:p>26241</text:p>
          </table:table-cell>
          <table:table-cell ns41:value-type="float" table:style-name="ce37" office:value="2936" office:value-type="float">
            <text:p>2936</text:p>
          </table:table-cell>
          <table:table-cell ns41:value-type="float" table:style-name="ce37" office:value="26230" office:value-type="float">
            <text:p>26230</text:p>
          </table:table-cell>
          <table:table-cell ns41:value-type="float" table:style-name="ce37" office:value="1729" office:value-type="float">
            <text:p>1729</text:p>
          </table:table-cell>
          <table:table-cell ns41:value-type="float" table:style-name="ce37" office:value="1078" office:value-type="float">
            <text:p>1078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21620" office:value-type="float">
            <text:p>121620</text:p>
          </table:table-cell>
          <table:table-cell ns41:value-type="float" table:style-name="ce45" office:value="25347" office:value-type="float">
            <text:p>25347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Bedienaars godsdienst</text:p>
          </table:table-cell>
          <table:table-cell ns41:value-type="string" table:style-name="ce22" office:value-type="string">
            <text:p>13</text:p>
          </table:table-cell>
          <table:table-cell table:style-name="Default"/>
          <table:table-cell ns41:value-type="float" table:style-name="ce29" office:value="1" office:value-type="float">
            <text:p>1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852" office:value-type="float">
            <text:p>385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2128" office:value-type="float">
            <text:p>2128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010" office:value-type="float">
            <text:p>2010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676" office:value-type="float">
            <text:p>67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8728" office:value-type="float">
            <text:p>8728</text:p>
          </table:table-cell>
          <table:table-cell ns41:value-type="float" table:style-name="ce45" office:value="129" office:value-type="float">
            <text:p>12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Handelsreizigers e.d.</text:p>
          </table:table-cell>
          <table:table-cell ns41:value-type="string" table:style-name="ce22" office:value-type="string">
            <text:p>14</text:p>
          </table:table-cell>
          <table:table-cell table:style-name="Default"/>
          <table:table-cell ns41:value-type="float" table:style-name="ce29" office:value="633" office:value-type="float">
            <text:p>633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700" office:value-type="float">
            <text:p>2700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6770" office:value-type="float">
            <text:p>16770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8946" office:value-type="float">
            <text:p>8946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7331" office:value-type="float">
            <text:p>7331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1311" office:value-type="float">
            <text:p>131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37691" office:value-type="float">
            <text:p>37691</text:p>
          </table:table-cell>
          <table:table-cell ns41:value-type="float" table:style-name="ce45" office:value="605" office:value-type="float">
            <text:p>60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Leraren, hoogleraren</text:p>
          </table:table-cell>
          <table:table-cell ns41:value-type="string" table:style-name="ce22" office:value-type="string">
            <text:p>15</text:p>
          </table:table-cell>
          <table:table-cell table:style-name="Default"/>
          <table:table-cell ns41:value-type="float" table:style-name="ce29" office:value="91" office:value-type="float">
            <text:p>91</text:p>
          </table:table-cell>
          <table:table-cell ns41:value-type="float" table:style-name="ce37" office:value="302" office:value-type="float">
            <text:p>302</text:p>
          </table:table-cell>
          <table:table-cell ns41:value-type="float" table:style-name="ce37" office:value="463" office:value-type="float">
            <text:p>463</text:p>
          </table:table-cell>
          <table:table-cell ns41:value-type="float" table:style-name="ce37" office:value="1291" office:value-type="float">
            <text:p>1291</text:p>
          </table:table-cell>
          <table:table-cell ns41:value-type="float" table:style-name="ce37" office:value="6608" office:value-type="float">
            <text:p>6608</text:p>
          </table:table-cell>
          <table:table-cell ns41:value-type="float" table:style-name="ce37" office:value="4818" office:value-type="float">
            <text:p>4818</text:p>
          </table:table-cell>
          <table:table-cell ns41:value-type="float" table:style-name="ce37" office:value="4278" office:value-type="float">
            <text:p>4278</text:p>
          </table:table-cell>
          <table:table-cell ns41:value-type="float" table:style-name="ce37" office:value="2813" office:value-type="float">
            <text:p>2813</text:p>
          </table:table-cell>
          <table:table-cell ns41:value-type="float" table:style-name="ce37" office:value="4180" office:value-type="float">
            <text:p>4180</text:p>
          </table:table-cell>
          <table:table-cell ns41:value-type="float" table:style-name="ce37" office:value="2498" office:value-type="float">
            <text:p>2498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7" office:value="16210" office:value-type="float">
            <text:p>16210</text:p>
          </table:table-cell>
          <table:table-cell ns41:value-type="float" table:style-name="ce45" office:value="12003" office:value-type="float">
            <text:p>12003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Machin., stuurl. (zeescheepv.)</text:p>
          </table:table-cell>
          <table:table-cell ns41:value-type="string" table:style-name="ce22" office:value-type="string">
            <text:p>16</text:p>
          </table:table-cell>
          <table:table-cell table:style-name="Default"/>
          <table:table-cell ns41:value-type="float" table:style-name="ce29" office:value="435" office:value-type="float">
            <text:p>43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06" office:value-type="float">
            <text:p>130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390" office:value-type="float">
            <text:p>239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07" office:value-type="float">
            <text:p>120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56" office:value-type="float">
            <text:p>55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907" office:value-type="float">
            <text:p>5907</text:p>
          </table:table-cell>
          <table:table-cell ns41:value-type="float" table:style-name="ce45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Mil., politie (hoger)</text:p>
          </table:table-cell>
          <table:table-cell ns41:value-type="string" table:style-name="ce22" office:value-type="string">
            <text:p>17</text:p>
          </table:table-cell>
          <table:table-cell table:style-name="Default"/>
          <table:table-cell ns41:value-type="float" table:style-name="ce29" office:value="25" office:value-type="float">
            <text:p>2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716" office:value-type="float">
            <text:p>1716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758" office:value-type="float">
            <text:p>758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644" office:value-type="float">
            <text:p>64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322" office:value-type="float">
            <text:p>3322</text:p>
          </table:table-cell>
          <table:table-cell ns41:value-type="float" table:style-name="ce45" office:value="49" office:value-type="float">
            <text:p>4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Onderwijzers</text:p>
          </table:table-cell>
          <table:table-cell ns41:value-type="string" table:style-name="ce22" office:value-type="string">
            <text:p>18</text:p>
          </table:table-cell>
          <table:table-cell table:style-name="Default"/>
          <table:table-cell ns41:value-type="float" table:style-name="ce29" office:value="184" office:value-type="float">
            <text:p>184</text:p>
          </table:table-cell>
          <table:table-cell ns41:value-type="float" table:style-name="ce37" office:value="1735" office:value-type="float">
            <text:p>1735</text:p>
          </table:table-cell>
          <table:table-cell ns41:value-type="float" table:style-name="ce37" office:value="1383" office:value-type="float">
            <text:p>1383</text:p>
          </table:table-cell>
          <table:table-cell ns41:value-type="float" table:style-name="ce37" office:value="3053" office:value-type="float">
            <text:p>3053</text:p>
          </table:table-cell>
          <table:table-cell ns41:value-type="float" table:style-name="ce37" office:value="10655" office:value-type="float">
            <text:p>10655</text:p>
          </table:table-cell>
          <table:table-cell ns41:value-type="float" table:style-name="ce37" office:value="10067" office:value-type="float">
            <text:p>10067</text:p>
          </table:table-cell>
          <table:table-cell ns41:value-type="float" table:style-name="ce37" office:value="5707" office:value-type="float">
            <text:p>5707</text:p>
          </table:table-cell>
          <table:table-cell ns41:value-type="float" table:style-name="ce37" office:value="5452" office:value-type="float">
            <text:p>5452</text:p>
          </table:table-cell>
          <table:table-cell ns41:value-type="float" table:style-name="ce37" office:value="4833" office:value-type="float">
            <text:p>4833</text:p>
          </table:table-cell>
          <table:table-cell ns41:value-type="float" table:style-name="ce37" office:value="3928" office:value-type="float">
            <text:p>3928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22814" office:value-type="float">
            <text:p>22814</text:p>
          </table:table-cell>
          <table:table-cell ns41:value-type="float" table:style-name="ce45" office:value="24355" office:value-type="float">
            <text:p>2435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Mil., politie (lager)</text:p>
          </table:table-cell>
          <table:table-cell ns41:value-type="string" table:style-name="ce22" office:value-type="string">
            <text:p>19</text:p>
          </table:table-cell>
          <table:table-cell table:style-name="Default"/>
          <table:table-cell ns41:value-type="float" table:style-name="ce29" office:value="1715" office:value-type="float">
            <text:p>171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819" office:value-type="float">
            <text:p>481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2807" office:value-type="float">
            <text:p>22807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7629" office:value-type="float">
            <text:p>7629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6160" office:value-type="float">
            <text:p>616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3255" office:value-type="float">
            <text:p>43255</text:p>
          </table:table-cell>
          <table:table-cell ns41:value-type="float" table:style-name="ce45" office:value="96" office:value-type="float">
            <text:p>96</text:p>
          </table:table-cell>
          <table:table-cell table:number-columns-repeated="1006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Verplegend personeel</text:p>
          </table:table-cell>
          <table:table-cell ns41:value-type="string" table:style-name="ce22" office:value-type="string">
            <text:p>20</text:p>
          </table:table-cell>
          <table:table-cell table:style-name="Default"/>
          <table:table-cell ns41:value-type="float" table:style-name="ce29" office:value="204" office:value-type="float">
            <text:p>204</text:p>
          </table:table-cell>
          <table:table-cell ns41:value-type="float" table:style-name="ce37" office:value="5080" office:value-type="float">
            <text:p>5080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37" office:value="7679" office:value-type="float">
            <text:p>7679</text:p>
          </table:table-cell>
          <table:table-cell ns41:value-type="float" table:style-name="ce37" office:value="1335" office:value-type="float">
            <text:p>1335</text:p>
          </table:table-cell>
          <table:table-cell ns41:value-type="float" table:style-name="ce37" office:value="16257" office:value-type="float">
            <text:p>16257</text:p>
          </table:table-cell>
          <table:table-cell ns41:value-type="float" table:style-name="ce37" office:value="777" office:value-type="float">
            <text:p>777</text:p>
          </table:table-cell>
          <table:table-cell ns41:value-type="float" table:style-name="ce37" office:value="5670" office:value-type="float">
            <text:p>5670</text:p>
          </table:table-cell>
          <table:table-cell ns41:value-type="float" table:style-name="ce37" office:value="512" office:value-type="float">
            <text:p>512</text:p>
          </table:table-cell>
          <table:table-cell ns41:value-type="float" table:style-name="ce37" office:value="3885" office:value-type="float">
            <text:p>3885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37" office:value="3243" office:value-type="float">
            <text:p>3243</text:p>
          </table:table-cell>
          <table:table-cell ns41:value-type="float" table:style-name="ce45" office:value="38958" office:value-type="float">
            <text:p>38958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Vrije beroepen</text:p>
          </table:table-cell>
          <table:table-cell ns41:value-type="string" table:style-name="ce22" office:value-type="string">
            <text:p>21</text:p>
          </table:table-cell>
          <table:table-cell table:style-name="Default"/>
          <table:table-cell ns41:value-type="float" table:style-name="ce29" office:value="554" office:value-type="float">
            <text:p>554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1540" office:value-type="float">
            <text:p>1540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7" office:value="13168" office:value-type="float">
            <text:p>13168</text:p>
          </table:table-cell>
          <table:table-cell ns41:value-type="float" table:style-name="ce37" office:value="1780" office:value-type="float">
            <text:p>1780</text:p>
          </table:table-cell>
          <table:table-cell ns41:value-type="float" table:style-name="ce37" office:value="7936" office:value-type="float">
            <text:p>7936</text:p>
          </table:table-cell>
          <table:table-cell ns41:value-type="float" table:style-name="ce37" office:value="808" office:value-type="float">
            <text:p>808</text:p>
          </table:table-cell>
          <table:table-cell ns41:value-type="float" table:style-name="ce37" office:value="7586" office:value-type="float">
            <text:p>7586</text:p>
          </table:table-cell>
          <table:table-cell ns41:value-type="float" table:style-name="ce37" office:value="567" office:value-type="float">
            <text:p>567</text:p>
          </table:table-cell>
          <table:table-cell ns41:value-type="float" table:style-name="ce37" office:value="2232" office:value-type="float">
            <text:p>2232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33016" office:value-type="float">
            <text:p>33016</text:p>
          </table:table-cell>
          <table:table-cell ns41:value-type="float" table:style-name="ce45" office:value="3795" office:value-type="float">
            <text:p>379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Winkelbedienden</text:p>
          </table:table-cell>
          <table:table-cell ns41:value-type="string" table:style-name="ce22" office:value-type="string">
            <text:p>22</text:p>
          </table:table-cell>
          <table:table-cell table:style-name="Default"/>
          <table:table-cell ns41:value-type="float" table:style-name="ce29" office:value="4460" office:value-type="float">
            <text:p>4460</text:p>
          </table:table-cell>
          <table:table-cell ns41:value-type="float" table:style-name="ce37" office:value="19754" office:value-type="float">
            <text:p>19754</text:p>
          </table:table-cell>
          <table:table-cell ns41:value-type="float" table:style-name="ce37" office:value="2331" office:value-type="float">
            <text:p>2331</text:p>
          </table:table-cell>
          <table:table-cell ns41:value-type="float" table:style-name="ce37" office:value="9202" office:value-type="float">
            <text:p>9202</text:p>
          </table:table-cell>
          <table:table-cell ns41:value-type="float" table:style-name="ce37" office:value="4831" office:value-type="float">
            <text:p>4831</text:p>
          </table:table-cell>
          <table:table-cell ns41:value-type="float" table:style-name="ce37" office:value="8411" office:value-type="float">
            <text:p>8411</text:p>
          </table:table-cell>
          <table:table-cell ns41:value-type="float" table:style-name="ce37" office:value="1172" office:value-type="float">
            <text:p>1172</text:p>
          </table:table-cell>
          <table:table-cell ns41:value-type="float" table:style-name="ce37" office:value="1976" office:value-type="float">
            <text:p>1976</text:p>
          </table:table-cell>
          <table:table-cell ns41:value-type="float" table:style-name="ce37" office:value="707" office:value-type="float">
            <text:p>707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13671" office:value-type="float">
            <text:p>13671</text:p>
          </table:table-cell>
          <table:table-cell ns41:value-type="float" table:style-name="ce45" office:value="40359" office:value-type="float">
            <text:p>4035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Vrije beroepen, employé's</text:p>
          </table:table-cell>
          <table:table-cell ns41:value-type="string" table:style-name="ce8" office:value-type="string">
            <text:p>Overige employé's</text:p>
          </table:table-cell>
          <table:table-cell ns41:value-type="string" table:style-name="ce22" office:value-type="string">
            <text:p>23</text:p>
          </table:table-cell>
          <table:table-cell table:style-name="Default"/>
          <table:table-cell ns41:value-type="float" table:style-name="ce29" office:value="3564" office:value-type="float">
            <text:p>3564</text:p>
          </table:table-cell>
          <table:table-cell ns41:value-type="float" table:style-name="ce37" office:value="4891" office:value-type="float">
            <text:p>4891</text:p>
          </table:table-cell>
          <table:table-cell ns41:value-type="float" table:style-name="ce37" office:value="5766" office:value-type="float">
            <text:p>5766</text:p>
          </table:table-cell>
          <table:table-cell ns41:value-type="float" table:style-name="ce37" office:value="4902" office:value-type="float">
            <text:p>4902</text:p>
          </table:table-cell>
          <table:table-cell ns41:value-type="float" table:style-name="ce37" office:value="19052" office:value-type="float">
            <text:p>19052</text:p>
          </table:table-cell>
          <table:table-cell ns41:value-type="float" table:style-name="ce37" office:value="8247" office:value-type="float">
            <text:p>8247</text:p>
          </table:table-cell>
          <table:table-cell ns41:value-type="float" table:style-name="ce37" office:value="8203" office:value-type="float">
            <text:p>8203</text:p>
          </table:table-cell>
          <table:table-cell ns41:value-type="float" table:style-name="ce37" office:value="3667" office:value-type="float">
            <text:p>3667</text:p>
          </table:table-cell>
          <table:table-cell ns41:value-type="float" table:style-name="ce37" office:value="7481" office:value-type="float">
            <text:p>7481</text:p>
          </table:table-cell>
          <table:table-cell ns41:value-type="float" table:style-name="ce37" office:value="2747" office:value-type="float">
            <text:p>2747</text:p>
          </table:table-cell>
          <table:table-cell ns41:value-type="float" table:style-name="ce37" office:value="1196" office:value-type="float">
            <text:p>1196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45262" office:value-type="float">
            <text:p>45262</text:p>
          </table:table-cell>
          <table:table-cell ns41:value-type="float" table:style-name="ce45" office:value="24815" office:value-type="float">
            <text:p>2481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Bouwvakarbeiders</text:p>
          </table:table-cell>
          <table:table-cell ns41:value-type="string" table:style-name="ce22" office:value-type="string">
            <text:p>24</text:p>
          </table:table-cell>
          <table:table-cell table:style-name="Default"/>
          <table:table-cell ns41:value-type="float" table:style-name="ce29" office:value="16855" office:value-type="float">
            <text:p>1685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494" office:value-type="float">
            <text:p>1149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5848" office:value-type="float">
            <text:p>5584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7195" office:value-type="float">
            <text:p>2719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6315" office:value-type="float">
            <text:p>2631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710" office:value-type="float">
            <text:p>371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41417" office:value-type="float">
            <text:p>141417</text:p>
          </table:table-cell>
          <table:table-cell ns41:value-type="float" table:style-name="ce45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Brievenbestellers</text:p>
          </table:table-cell>
          <table:table-cell ns41:value-type="string" table:style-name="ce22" office:value-type="string">
            <text:p>25</text:p>
          </table:table-cell>
          <table:table-cell table:style-name="Default"/>
          <table:table-cell ns41:value-type="float" table:style-name="ce29" office:value="744" office:value-type="float">
            <text:p>74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983" office:value-type="float">
            <text:p>98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254" office:value-type="float">
            <text:p>525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3335" office:value-type="float">
            <text:p>333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542" office:value-type="float">
            <text:p>354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885" office:value-type="float">
            <text:p>13885</text:p>
          </table:table-cell>
          <table:table-cell ns41:value-type="float" table:style-name="ce45" office:value="62" office:value-type="float">
            <text:p>6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Chauff., voerlieden</text:p>
          </table:table-cell>
          <table:table-cell ns41:value-type="string" table:style-name="ce22" office:value-type="string">
            <text:p>26</text:p>
          </table:table-cell>
          <table:table-cell table:style-name="Default"/>
          <table:table-cell ns41:value-type="float" table:style-name="ce29" office:value="2131" office:value-type="float">
            <text:p>213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235" office:value-type="float">
            <text:p>423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7480" office:value-type="float">
            <text:p>2748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605" office:value-type="float">
            <text:p>1060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828" office:value-type="float">
            <text:p>482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9569" office:value-type="float">
            <text:p>49569</text:p>
          </table:table-cell>
          <table:table-cell ns41:value-type="float" table:style-name="ce45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Grondwerkers</text:p>
          </table:table-cell>
          <table:table-cell ns41:value-type="string" table:style-name="ce22" office:value-type="string">
            <text:p>27</text:p>
          </table:table-cell>
          <table:table-cell table:style-name="Default"/>
          <table:table-cell ns41:value-type="float" table:style-name="ce29" office:value="2168" office:value-type="float">
            <text:p>216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352" office:value-type="float">
            <text:p>335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6544" office:value-type="float">
            <text:p>1654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3548" office:value-type="float">
            <text:p>1354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6617" office:value-type="float">
            <text:p>16617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995" office:value-type="float">
            <text:p>199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4224" office:value-type="float">
            <text:p>54224</text:p>
          </table:table-cell>
          <table:table-cell ns41:value-type="float" table:style-name="ce45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Hotel-, café, rest.pers. e.d.</text:p>
          </table:table-cell>
          <table:table-cell ns41:value-type="string" table:style-name="ce22" office:value-type="string">
            <text:p>28</text:p>
          </table:table-cell>
          <table:table-cell table:style-name="Default"/>
          <table:table-cell ns41:value-type="float" table:style-name="ce29" office:value="3069" office:value-type="float">
            <text:p>3069</text:p>
          </table:table-cell>
          <table:table-cell ns41:value-type="float" table:style-name="ce37" office:value="7008" office:value-type="float">
            <text:p>7008</text:p>
          </table:table-cell>
          <table:table-cell ns41:value-type="float" table:style-name="ce37" office:value="1931" office:value-type="float">
            <text:p>1931</text:p>
          </table:table-cell>
          <table:table-cell ns41:value-type="float" table:style-name="ce37" office:value="5118" office:value-type="float">
            <text:p>5118</text:p>
          </table:table-cell>
          <table:table-cell ns41:value-type="float" table:style-name="ce37" office:value="9049" office:value-type="float">
            <text:p>9049</text:p>
          </table:table-cell>
          <table:table-cell ns41:value-type="float" table:style-name="ce37" office:value="10309" office:value-type="float">
            <text:p>10309</text:p>
          </table:table-cell>
          <table:table-cell ns41:value-type="float" table:style-name="ce37" office:value="5253" office:value-type="float">
            <text:p>5253</text:p>
          </table:table-cell>
          <table:table-cell ns41:value-type="float" table:style-name="ce37" office:value="4291" office:value-type="float">
            <text:p>4291</text:p>
          </table:table-cell>
          <table:table-cell ns41:value-type="float" table:style-name="ce37" office:value="3949" office:value-type="float">
            <text:p>3949</text:p>
          </table:table-cell>
          <table:table-cell ns41:value-type="float" table:style-name="ce37" office:value="3457" office:value-type="float">
            <text:p>3457</text:p>
          </table:table-cell>
          <table:table-cell ns41:value-type="float" table:style-name="ce37" office:value="505" office:value-type="float">
            <text:p>505</text:p>
          </table:table-cell>
          <table:table-cell ns41:value-type="float" table:style-name="ce37" office:value="941" office:value-type="float">
            <text:p>941</text:p>
          </table:table-cell>
          <table:table-cell ns41:value-type="float" table:style-name="ce37" office:value="23756" office:value-type="float">
            <text:p>23756</text:p>
          </table:table-cell>
          <table:table-cell ns41:value-type="float" table:style-name="ce45" office:value="31124" office:value-type="float">
            <text:p>3112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Huispersoneel</text:p>
          </table:table-cell>
          <table:table-cell ns41:value-type="string" table:style-name="ce22" office:value-type="string">
            <text:p>29</text:p>
          </table:table-cell>
          <table:table-cell table:style-name="Default"/>
          <table:table-cell ns41:value-type="float" table:style-name="ce29" office:value="164" office:value-type="float">
            <text:p>164</text:p>
          </table:table-cell>
          <table:table-cell ns41:value-type="float" table:style-name="ce37" office:value="74360" office:value-type="float">
            <text:p>74360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37215" office:value-type="float">
            <text:p>37215</text:p>
          </table:table-cell>
          <table:table-cell ns41:value-type="float" table:style-name="ce37" office:value="546" office:value-type="float">
            <text:p>546</text:p>
          </table:table-cell>
          <table:table-cell ns41:value-type="float" table:style-name="ce37" office:value="43331" office:value-type="float">
            <text:p>43331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37" office:value="19186" office:value-type="float">
            <text:p>19186</text:p>
          </table:table-cell>
          <table:table-cell ns41:value-type="float" table:style-name="ce37" office:value="512" office:value-type="float">
            <text:p>512</text:p>
          </table:table-cell>
          <table:table-cell ns41:value-type="float" table:style-name="ce37" office:value="17154" office:value-type="float">
            <text:p>17154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3252" office:value-type="float">
            <text:p>3252</text:p>
          </table:table-cell>
          <table:table-cell ns41:value-type="float" table:style-name="ce37" office:value="1936" office:value-type="float">
            <text:p>1936</text:p>
          </table:table-cell>
          <table:table-cell ns41:value-type="float" table:style-name="ce45" office:value="194498" office:value-type="float">
            <text:p>194498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Industrie-arbeiders</text:p>
          </table:table-cell>
          <table:table-cell ns41:value-type="string" table:style-name="ce22" office:value-type="string">
            <text:p>30</text:p>
          </table:table-cell>
          <table:table-cell table:style-name="Default"/>
          <table:table-cell ns41:value-type="float" table:style-name="ce29" office:value="123354" office:value-type="float">
            <text:p>123354</text:p>
          </table:table-cell>
          <table:table-cell ns41:value-type="float" table:style-name="ce37" office:value="66958" office:value-type="float">
            <text:p>66958</text:p>
          </table:table-cell>
          <table:table-cell ns41:value-type="float" table:style-name="ce37" office:value="71151" office:value-type="float">
            <text:p>71151</text:p>
          </table:table-cell>
          <table:table-cell ns41:value-type="float" table:style-name="ce37" office:value="25952" office:value-type="float">
            <text:p>25952</text:p>
          </table:table-cell>
          <table:table-cell ns41:value-type="float" table:style-name="ce37" office:value="220594" office:value-type="float">
            <text:p>220594</text:p>
          </table:table-cell>
          <table:table-cell ns41:value-type="float" table:style-name="ce37" office:value="23452" office:value-type="float">
            <text:p>23452</text:p>
          </table:table-cell>
          <table:table-cell ns41:value-type="float" table:style-name="ce37" office:value="103647" office:value-type="float">
            <text:p>103647</text:p>
          </table:table-cell>
          <table:table-cell ns41:value-type="float" table:style-name="ce37" office:value="6407" office:value-type="float">
            <text:p>6407</text:p>
          </table:table-cell>
          <table:table-cell ns41:value-type="float" table:style-name="ce37" office:value="87436" office:value-type="float">
            <text:p>87436</text:p>
          </table:table-cell>
          <table:table-cell ns41:value-type="float" table:style-name="ce37" office:value="4601" office:value-type="float">
            <text:p>4601</text:p>
          </table:table-cell>
          <table:table-cell ns41:value-type="float" table:style-name="ce37" office:value="9333" office:value-type="float">
            <text:p>9333</text:p>
          </table:table-cell>
          <table:table-cell ns41:value-type="float" table:style-name="ce37" office:value="730" office:value-type="float">
            <text:p>730</text:p>
          </table:table-cell>
          <table:table-cell ns41:value-type="float" table:style-name="ce37" office:value="615515" office:value-type="float">
            <text:p>615515</text:p>
          </table:table-cell>
          <table:table-cell ns41:value-type="float" table:style-name="ce45" office:value="128100" office:value-type="float">
            <text:p>12810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Landbouwarbeiders</text:p>
          </table:table-cell>
          <table:table-cell ns41:value-type="string" table:style-name="ce22" office:value-type="string">
            <text:p>31</text:p>
          </table:table-cell>
          <table:table-cell table:style-name="Default"/>
          <table:table-cell ns41:value-type="float" table:style-name="ce29" office:value="37491" office:value-type="float">
            <text:p>37491</text:p>
          </table:table-cell>
          <table:table-cell ns41:value-type="float" table:style-name="ce37" office:value="4017" office:value-type="float">
            <text:p>4017</text:p>
          </table:table-cell>
          <table:table-cell ns41:value-type="float" table:style-name="ce37" office:value="17611" office:value-type="float">
            <text:p>17611</text:p>
          </table:table-cell>
          <table:table-cell ns41:value-type="float" table:style-name="ce37" office:value="1956" office:value-type="float">
            <text:p>1956</text:p>
          </table:table-cell>
          <table:table-cell ns41:value-type="float" table:style-name="ce37" office:value="62967" office:value-type="float">
            <text:p>62967</text:p>
          </table:table-cell>
          <table:table-cell ns41:value-type="float" table:style-name="ce37" office:value="3740" office:value-type="float">
            <text:p>3740</text:p>
          </table:table-cell>
          <table:table-cell ns41:value-type="float" table:style-name="ce37" office:value="32297" office:value-type="float">
            <text:p>32297</text:p>
          </table:table-cell>
          <table:table-cell ns41:value-type="float" table:style-name="ce37" office:value="1242" office:value-type="float">
            <text:p>1242</text:p>
          </table:table-cell>
          <table:table-cell ns41:value-type="float" table:style-name="ce37" office:value="33080" office:value-type="float">
            <text:p>33080</text:p>
          </table:table-cell>
          <table:table-cell ns41:value-type="float" table:style-name="ce37" office:value="1077" office:value-type="float">
            <text:p>1077</text:p>
          </table:table-cell>
          <table:table-cell ns41:value-type="float" table:style-name="ce37" office:value="12091" office:value-type="float">
            <text:p>12091</text:p>
          </table:table-cell>
          <table:table-cell ns41:value-type="float" table:style-name="ce37" office:value="340" office:value-type="float">
            <text:p>340</text:p>
          </table:table-cell>
          <table:table-cell ns41:value-type="float" table:style-name="ce37" office:value="195537" office:value-type="float">
            <text:p>195537</text:p>
          </table:table-cell>
          <table:table-cell ns41:value-type="float" table:style-name="ce45" office:value="12372" office:value-type="float">
            <text:p>123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Loopkn., bestellers</text:p>
          </table:table-cell>
          <table:table-cell ns41:value-type="string" table:style-name="ce22" office:value-type="string">
            <text:p>32</text:p>
          </table:table-cell>
          <table:table-cell table:style-name="Default"/>
          <table:table-cell ns41:value-type="float" table:style-name="ce29" office:value="6477" office:value-type="float">
            <text:p>6477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2227" office:value-type="float">
            <text:p>2227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0713" office:value-type="float">
            <text:p>10713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6293" office:value-type="float">
            <text:p>6293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6558" office:value-type="float">
            <text:p>6558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1147" office:value-type="float">
            <text:p>1147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33415" office:value-type="float">
            <text:p>33415</text:p>
          </table:table-cell>
          <table:table-cell ns41:value-type="float" table:style-name="ce45" office:value="734" office:value-type="float">
            <text:p>73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Mag.-, pakhuispersoneel</text:p>
          </table:table-cell>
          <table:table-cell ns41:value-type="string" table:style-name="ce22" office:value-type="string">
            <text:p>33</text:p>
          </table:table-cell>
          <table:table-cell table:style-name="Default"/>
          <table:table-cell ns41:value-type="float" table:style-name="ce29" office:value="5775" office:value-type="float">
            <text:p>5775</text:p>
          </table:table-cell>
          <table:table-cell ns41:value-type="float" table:style-name="ce37" office:value="495" office:value-type="float">
            <text:p>495</text:p>
          </table:table-cell>
          <table:table-cell ns41:value-type="float" table:style-name="ce37" office:value="3780" office:value-type="float">
            <text:p>3780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14806" office:value-type="float">
            <text:p>14806</text:p>
          </table:table-cell>
          <table:table-cell ns41:value-type="float" table:style-name="ce37" office:value="248" office:value-type="float">
            <text:p>248</text:p>
          </table:table-cell>
          <table:table-cell ns41:value-type="float" table:style-name="ce37" office:value="8453" office:value-type="float">
            <text:p>8453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7980" office:value-type="float">
            <text:p>7980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015" office:value-type="float">
            <text:p>101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41809" office:value-type="float">
            <text:p>41809</text:p>
          </table:table-cell>
          <table:table-cell ns41:value-type="float" table:style-name="ce45" office:value="1121" office:value-type="float">
            <text:p>112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Mijnwerkers</text:p>
          </table:table-cell>
          <table:table-cell ns41:value-type="string" table:style-name="ce22" office:value-type="string">
            <text:p>34</text:p>
          </table:table-cell>
          <table:table-cell table:style-name="Default"/>
          <table:table-cell ns41:value-type="float" table:style-name="ce29" office:value="3435" office:value-type="float">
            <text:p>343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282" office:value-type="float">
            <text:p>328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408" office:value-type="float">
            <text:p>1140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826" office:value-type="float">
            <text:p>582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932" office:value-type="float">
            <text:p>293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6897" office:value-type="float">
            <text:p>26897</text:p>
          </table:table-cell>
          <table:table-cell ns41:value-type="float" table:style-name="ce45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Schippersknechts</text:p>
          </table:table-cell>
          <table:table-cell ns41:value-type="string" table:style-name="ce22" office:value-type="string">
            <text:p>35</text:p>
          </table:table-cell>
          <table:table-cell table:style-name="Default"/>
          <table:table-cell ns41:value-type="float" table:style-name="ce29" office:value="2431" office:value-type="float">
            <text:p>243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434" office:value-type="float">
            <text:p>143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455" office:value-type="float">
            <text:p>445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144" office:value-type="float">
            <text:p>214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909" office:value-type="float">
            <text:p>1909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2613" office:value-type="float">
            <text:p>12613</text:p>
          </table:table-cell>
          <table:table-cell ns41:value-type="float" table:style-name="ce45" office:value="23" office:value-type="float">
            <text:p>23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Sjouwers, haven-, transp.arb.</text:p>
          </table:table-cell>
          <table:table-cell ns41:value-type="string" table:style-name="ce22" office:value-type="string">
            <text:p>36</text:p>
          </table:table-cell>
          <table:table-cell table:style-name="Default"/>
          <table:table-cell ns41:value-type="float" table:style-name="ce29" office:value="3832" office:value-type="float">
            <text:p>383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3770" office:value-type="float">
            <text:p>377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8702" office:value-type="float">
            <text:p>18702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168" office:value-type="float">
            <text:p>1216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1698" office:value-type="float">
            <text:p>1169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088" office:value-type="float">
            <text:p>108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1258" office:value-type="float">
            <text:p>51258</text:p>
          </table:table-cell>
          <table:table-cell ns41:value-type="float" table:style-name="ce45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Veenarbeiders</text:p>
          </table:table-cell>
          <table:table-cell ns41:value-type="string" table:style-name="ce22" office:value-type="string">
            <text:p>37</text:p>
          </table:table-cell>
          <table:table-cell table:style-name="Default"/>
          <table:table-cell ns41:value-type="float" table:style-name="ce29" office:value="1054" office:value-type="float">
            <text:p>1054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662" office:value-type="float">
            <text:p>662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2383" office:value-type="float">
            <text:p>2383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326" office:value-type="float">
            <text:p>1326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166" office:value-type="float">
            <text:p>116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44" office:value-type="float">
            <text:p>24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835" office:value-type="float">
            <text:p>6835</text:p>
          </table:table-cell>
          <table:table-cell ns41:value-type="float" table:style-name="ce45" office:value="716" office:value-type="float">
            <text:p>716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1">
          <table:table-cell ns41:value-type="string" table:style-name="ce7" office:value-type="string">
            <text:p>Handarbeiders</text:p>
          </table:table-cell>
          <table:table-cell ns41:value-type="string" table:style-name="ce8" office:value-type="string">
            <text:p><text:s/>Overige arbeiders</text:p>
          </table:table-cell>
          <table:table-cell ns41:value-type="string" table:style-name="ce22" office:value-type="string">
            <text:p>38</text:p>
          </table:table-cell>
          <table:table-cell table:style-name="Default"/>
          <table:table-cell ns41:value-type="float" table:style-name="ce30" office:value="4477" office:value-type="float">
            <text:p>4477</text:p>
          </table:table-cell>
          <table:table-cell ns41:value-type="float" table:style-name="ce39" office:value="1919" office:value-type="float">
            <text:p>1919</text:p>
          </table:table-cell>
          <table:table-cell ns41:value-type="float" table:style-name="ce39" office:value="4028" office:value-type="float">
            <text:p>4028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39" office:value="18462" office:value-type="float">
            <text:p>18462</text:p>
          </table:table-cell>
          <table:table-cell ns41:value-type="float" table:style-name="ce39" office:value="539" office:value-type="float">
            <text:p>539</text:p>
          </table:table-cell>
          <table:table-cell ns41:value-type="float" table:style-name="ce39" office:value="16676" office:value-type="float">
            <text:p>16676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1596" office:value-type="float">
            <text:p>21596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1918" office:value-type="float">
            <text:p>191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67157" office:value-type="float">
            <text:p>67157</text:p>
          </table:table-cell>
          <table:table-cell ns41:value-type="float" table:style-name="ce46" office:value="3666" office:value-type="float">
            <text:p>3666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1">
          <table:table-cell table:style-name="ce9"/>
          <table:table-cell ns41:value-type="string" table:style-name="ce16" office:value-type="string">
            <text:p><text:s/>Totaal</text:p>
          </table:table-cell>
          <table:table-cell table:style-name="ce23"/>
          <table:table-cell table:style-name="Default"/>
          <table:table-cell ns41:value-type="float" table:style-name="ce30" office:value="332358" office:value-type="float">
            <text:p>332358</text:p>
          </table:table-cell>
          <table:table-cell ns41:value-type="float" table:style-name="ce39" office:value="274936" office:value-type="float">
            <text:p>274936</text:p>
          </table:table-cell>
          <table:table-cell ns41:value-type="float" table:style-name="ce39" office:value="231805" office:value-type="float">
            <text:p>231805</text:p>
          </table:table-cell>
          <table:table-cell ns41:value-type="float" table:style-name="ce39" office:value="152632" office:value-type="float">
            <text:p>152632</text:p>
          </table:table-cell>
          <table:table-cell ns41:value-type="float" table:style-name="ce39" office:value="945161" office:value-type="float">
            <text:p>945161</text:p>
          </table:table-cell>
          <table:table-cell ns41:value-type="float" table:style-name="ce39" office:value="246022" office:value-type="float">
            <text:p>246022</text:p>
          </table:table-cell>
          <table:table-cell ns41:value-type="float" table:style-name="ce39" office:value="536651" office:value-type="float">
            <text:p>536651</text:p>
          </table:table-cell>
          <table:table-cell ns41:value-type="float" table:style-name="ce39" office:value="122277" office:value-type="float">
            <text:p>122277</text:p>
          </table:table-cell>
          <table:table-cell ns41:value-type="float" table:style-name="ce39" office:value="526271" office:value-type="float">
            <text:p>526271</text:p>
          </table:table-cell>
          <table:table-cell ns41:value-type="float" table:style-name="ce39" office:value="106265" office:value-type="float">
            <text:p>106265</text:p>
          </table:table-cell>
          <table:table-cell ns41:value-type="float" table:style-name="ce39" office:value="113628" office:value-type="float">
            <text:p>113628</text:p>
          </table:table-cell>
          <table:table-cell ns41:value-type="float" table:style-name="ce39" office:value="22589" office:value-type="float">
            <text:p>22589</text:p>
          </table:table-cell>
          <table:table-cell ns41:value-type="float" table:style-name="ce39" office:value="2685874" office:value-type="float">
            <text:p>2685874</text:p>
          </table:table-cell>
          <table:table-cell ns41:value-type="float" table:style-name="ce46" office:value="924721" office:value-type="float">
            <text:p>92472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Default"/>
          <table:table-cell table:style-name="ce17" table:number-columns-repeated="2"/>
          <table:table-cell table:style-name="Default"/>
          <table:table-cell table:style-name="ce31" table:number-columns-repeated="16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Default" table:number-columns-repeated="4"/>
          <table:table-cell table:style-name="ce31" table:number-columns-repeated="16"/>
          <table:table-cell table:style-name="ce32" table:number-columns-repeated="13"/>
          <table:table-cell table:number-columns-repeated="991"/>
        </table:table-row>
        <table:table-row table:style-name="ro2" table:number-rows-repeated="44">
          <table:table-cell table:number-columns-repeated="1024"/>
        </table:table-row>
        <table:table-row table:style-name="ro2" table:number-rows-repeated="6">
          <table:table-cell table:style-name="Default" table:number-columns-repeated="4"/>
          <table:table-cell table:style-name="ce32" table:number-columns-repeated="29"/>
          <table:table-cell table:number-columns-repeated="99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5:11:01.193000000</meta:creation-date>
    <dc:creator>Helpdesk</dc:creator>
    <dc:date>2004-12-16T15:12:34</dc:date>
    <meta:document-statistic meta:object-count="0" meta:cell-count="666" meta:table-count="1"/>
    <meta:generator>ODFPY/1.3.0dev</meta:generator>
  </office:meta>
</office:document-meta>
</file>